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Response to<text:s/>Thesis</text:p>
      <text:p text:style-name="Normal"/>
      <text:p text:style-name="Normal">I have read and enjoyed your thesis, relishing in particular your questioning,<text:s/>quirky,<text:s/>speculative style, although unfortunately some of the most interesting footnotes had been cut off in the version I got.<text:s/>I especially liked the bit on ‘Utopia’, which I think was absolutely<text:s/>right and very detailed. You argue convincingly that Swift was very much in the Platonic tradition of political philosophy, as understood (correctly, I believe) by Strauss and his followers. The bit on Swift’s religion was also very convincing; it is likely that Queen Anne was right to suspect him of covert atheism; there was a battle being waged at the time --usually conducted indirectly through a focus on ancient mystery rites; I have some references if you’re interested-- to defend the usefulness of an<text:s/>exoteric religion.</text:p>
      <text:p text:style-name="Normal">If you are going to do more work on it I would focus on two key areas. Considering it formally as an argument I would have more moments where you spell out the links between the big set pieces like the chapters on religion and ‘Utopia’ and remind the reader of your overall argument; at present the detailed analysis is more<text:s/>clearly<text:s/>cohesive than the overall thesis and it is not always made absolutely explicit<text:s/>how all the parts relate to the whole. There is no doubt that the whole argument is implicitly unified, but at the moment one has to read between the lines at times in order to grasp it.<text:s/></text:p>
      <text:p text:style-name="Normal">This<text:s/>may be related to my second point: I felt more time needed to be spent on exploring the precise relationship between Book IV and More/Plato. I agree that More and Plato are v. similar<text:s/>to Swift, since all three hint at a<text:s/>disjunction between the eros of the non-philosopher and the demands of<text:s/>a perfectly just society. I feel that Swift, however, uses a different strategy from the other two<text:s/>–he is insistent<text:s/>that the Houyhnhnms are erotic (much more pervasively so than the citizens of the Republic and Utopia, except for the philosophers),<text:s/>as I argue in my articles on ‘Gulliver’s Travels’ and Plato’s political philosophy, showing again and again how<text:s/>curious Gulliver’s master and other Houyhnhnms are<text:s/>and stressing<text:s/>frequently<text:s/>that friendship matters as much to the whole society as benevolence.<text:s/>(Note<text:s/>how much<text:s/>even<text:s/>the sorrel nag, let alone the Master,<text:s/>will miss Gulliver.)<text:s/>Where we see the disjunction mentioned above<text:s/>here<text:s/>is not in the faults in this society,<text:s/>I would argue,<text:s/>but in<text:s/>the impossibly just character of Houyhnhnm society, which is without law or war. Such justice is only possible in a society which is pervasively, if not universally philosophical, which I believe Swift tries to imagine more seriously than More or Plato, while acknowledging its impossibility --as you say-- by the simple act of making this a society of horses, who generally seem to have a more philosophical bent than most humans!<text:s/></text:p>
      <text:p text:style-name="Normal">Unlike the Utopians, the Houyhnhnms<text:s/>seem to have<text:s/>managed well without slaves before the arrival of the Yahoos, though they have a servant class of course.<text:s/>(My suspicion by the way is that the Yahoos are linked to the Reformation, since they are relatively recent arrivals; the Portuguese captain, de Mendez, who treats Gulliver so well at the end is a Catholic, whereas the Dutch do not come out of this book well!)<text:s/>The<text:s/>Yahoos are,<text:s/>I think,<text:s/>there not so much to show<text:s/>the limitations of the Houyhnhnms’ justice (Utopia or Republic style) as<text:s/>to sharpen the<text:s/>debate between the Master on the one side and Gulliver and most of the other Houyhnhnms on the other about human<text:s/>nature<text:s/>in which Swift hopes to engage the reader. At the end of the book<text:s/>I would argue that<text:s/>Gulliver, who, as his Master points out,<text:s/>is a particularly philosophical Yahoo,<text:s/>fails to realize either that a few people, like himself,<text:s/>are<text:s/>capable of philosophy, although not enough to base a society on,<text:s/>or that<text:s/>many more<text:s/>people,<text:s/>like de Mendez,<text:s/>are capable of being habituated into virtue.<text:s/></text:p>
      <text:p text:style-name="Normal">None of the above affects your basic argument even if I am<text:s/>right: I agree that Book IV is making similar points to Plato and More about nature reserving philosophy and therefore perfect justice to the few, but do feel that it does it in a very different way, perhaps because for the first time the<text:s/><text:soft-page-break/>thought that man might be an irrational animal was in the air, which is as much a<text:s/>threat to classical philosophy, not to mention religion,<text:s/>as utopian ideas of his perfectibility.</text:p>
      <text:p text:style-name="Normal">All of the above should be treated as part of a dialogue by the way; I am by no means sure of some of it, but do feel that there is a difference in kind between the Houyhnhnms and More’s and Plato’s utopian citizens.<text:s/></text:p>
      <text:p text:style-name="Normal">It would be great to go on communicating about this and other issues<text:s/>by the way. Political philosophers are thin on the ground in England<text:s/>and I have hardly talked to anyone who thinks along these lines, although I have read Strauss and Straussians pretty extensively!</text:p>
      <text:p text:style-name="Normal">Thanks for giving me<text:s/>the privilege of reading your very thought-provoking thesis.<text:s/>I hope you find these comments useful or interesting, even if you completely disagree.</text:p>
      <text:p text:style-name="Normal">Richard Burrow</text:p>
      <text:p text:style-name="Normal"/>
      <text:p text:style-name="Normal">PS. There seemed to be an odd spelling of Defoe (Dafoe) at times and I didn’t understand the ref. to Dante and Paradise Lost p. 29.<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william burrow</meta:initial-creator>
    <dc:creator>richard william burrow</dc:creator>
    <meta:creation-date>2018-04-01T09:36:00Z</meta:creation-date>
    <dc:date>2018-04-02T09:22:00Z</dc:date>
    <meta:template xlink:href="Normal" xlink:type="simple"/>
    <meta:editing-cycles>6</meta:editing-cycles>
    <meta:editing-duration>PT8340S</meta:editing-duration>
    <meta:document-statistic meta:page-count="2" meta:paragraph-count="10" meta:word-count="774" meta:character-count="5178" meta:row-count="36" meta:non-whitespace-character-count="4414"/>
  </office:meta>
</office:document-meta>
</file>